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10022dc7"/>
    </style:style>
    <style:style style:name="P53" style:family="paragraph" style:parent-style-name="Standard">
      <style:text-properties officeooo:paragraph-rsid="0f3d081d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Standard">
      <style:text-properties officeooo:paragraph-rsid="0fc6bee0"/>
    </style:style>
    <style:style style:name="P72" style:family="paragraph" style:parent-style-name="Standard">
      <style:text-properties officeooo:paragraph-rsid="0fd6edde"/>
    </style:style>
    <style:style style:name="P73" style:family="paragraph" style:parent-style-name="Footnote">
      <style:text-properties officeooo:paragraph-rsid="0fe5d76c"/>
    </style:style>
    <style:style style:name="P74" style:family="paragraph" style:parent-style-name="Footnote">
      <style:text-properties officeooo:paragraph-rsid="0fec2fd1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Footnote">
      <style:text-properties officeooo:paragraph-rsid="100cf548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style:style style:name="T220" style:family="text">
      <style:text-properties officeooo:rsid="0ffa97b0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2"><text:span text:style-name="Strong_20_Emphasis"><text:span text:style-name="T98">Checklist for installing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22.04</text:user-field-get></text:span></text:span><text:span text:style-name="Strong_20_Emphasis"><text:span text:style-name="T99"><text:s/></text:span></text:span><text:span text:style-name="Strong_20_Emphasis"><text:span text:style-name="T104">LTS</text:span></text:span><text:span text:style-name="Strong_20_Emphasis"><text:span text:style-name="T100"><text:note text:id="ftn1" text:note-class="footnote"><text:note-citation>1</text:note-citation><text:note-body><text:p text:style-name="P81"><text:span text:style-name="T221">LTS stands for Long-Term Support, and this April </text:span><text:span text:style-name="Strong_20_Emphasis"><text:span text:style-name="T231"><text:user-field-get style:data-style-name="N0" text:name="Releaseyear">2022</text:user-field-get></text:span></text:span><text:span text:style-name="T222"><text:s/></text:span><text:span text:style-name="Strong_20_Emphasis"><text:span text:style-name="T227"><text:user-field-get text:name="Distro">Ubuntu</text:user-field-get></text:span></text:span><text:span text:style-name="T223"><text:s/></text:span><text:span text:style-name="T228"><text:user-field-get text:name="Version">22.04</text:user-field-get></text:span><text:span text:style-name="T228"><text:s/></text:span><text:span text:style-name="T229">LTS</text:span><text:span text:style-name="T228"> </text:span><text:span text:style-name="Strong_20_Emphasis"><text:span text:style-name="T230"><text:user-field-get text:name="Edition">Server</text:user-field-get></text:span></text:span><text:span text:style-name="T221"><text:s/>(codename jammy) will be supported for 5 years until April 2027, and with an </text:span><text:span text:style-name="T225">free personal </text:span><text:span text:style-name="T221">Ubuntu </text:span><text:span text:style-name="T226">P</text:span><text:span text:style-name="T221">ro</text:span><text:span text:style-name="T225"> </text:span><text:span text:style-name="T221">subscription for 1</text:span><text:span text:style-name="T224">0</text:span><text:span text:style-name="T221"> years until April 203</text:span><text:span text:style-name="T224">2</text:span><text:span text:style-name="T221">.</text:span></text:p></text:note-body></text:note></text:span></text:span><text:span text:style-name="Strong_20_Emphasis"><text:span text:style-name="T101"> 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.</text:span></text:span></text:p>
      <text:p text:style-name="P15"><text:span text:style-name="Strong_20_Emphasis"><text:span text:style-name="T65"/></text:span></text:p>
      <text:p text:style-name="P15"><text:span text:style-name="Strong_20_Emphasis"><text:span text:style-name="T151">This is a fillable PDF, no printing required.</text:span></text:span></text:p>
      <text:p text:style-name="P16"><text:span text:style-name="Strong_20_Emphasis"><text:span text:style-name="T97"/></text:span></text:p>
      <text:p text:style-name="P4"><text:span text:style-name="T114">Fill in the </text:span><text:span text:style-name="Strong_20_Emphasis"><text:span text:style-name="T67"><text:s/></text:span></text:span><text:span text:style-name="Strong_20_Emphasis"><text:span text:style-name="T41">text box</text:span></text:span><text:span text:style-name="T114"> behind the </text:span><text:span text:style-name="T129">underlined</text:span><text:span text:style-name="T115"> </text:span><text:span text:style-name="T114">words, see [explanation]:</text:span></text:p>
      <text:p text:style-name="P5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6" draw:name="Gebruiker 1" draw:style-name="gr2" draw:text-style-name="P89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6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7" draw:name="Gberuikersnaam 2" draw:style-name="gr2" draw:text-style-name="P89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9">j</text:span><text:span text:style-name="T111">oh</text:span><text:span text:style-name="T109">n</text:span><text:span text:style-name="T110">]</text:span></text:p>
      <text:p text:style-name="P5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8" draw:name="Computernaam 1" draw:style-name="gr2" draw:text-style-name="P89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5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9" draw:name="Gebruiker 2" draw:style-name="gr2" draw:text-style-name="P89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6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20" draw:name="Gberuikersnaam 1" draw:style-name="gr2" draw:text-style-name="P89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5"><text:span text:style-name="T112">Replace the </text:span><text:span text:style-name="T128">underlined</text:span><text:span text:style-name="T112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2">.</text:span></text:p>
      <text:p text:style-name="P39"/>
      <text:p text:style-name="P39"/>
      <text:p text:style-name="P6"><text:span text:style-name="T126">Not yet on Linux?</text:span><text:span text:style-name="T117"><text:tab/></text:span><text:span text:style-name="T121"><text:tab/></text:span><text:span text:style-name="T122">Use</text:span><text:span text:style-name="T118"> </text:span><text:span text:style-name="Strong_20_Emphasis"><text:span text:style-name="T130">Checklist </text:span></text:span><text:span text:style-name="Strong_20_Emphasis"><text:span text:style-name="T131">transfer</text:span></text:span><text:span text:style-name="T118"> o</text:span><text:span text:style-name="T119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20"> </text:span><text:span text:style-name="T119">u</text:span><text:span text:style-name="T120">nder </text:span><text:span text:style-name="T127">Linux</text:span><text:span text:style-name="T113">.</text:span></text:p>
      <text:p text:style-name="P6"><text:span text:style-name="T124">New installation?</text:span><text:span text:style-name="T113"><text:tab/></text:span><text:span text:style-name="T121"></text:span><text:span text:style-name="T123"><text:tab/>Start at chapter</text:span><text:span text:style-name="T113"> </text:span><text:span text:style-name="T124"><text:bookmark-ref text:reference-format="page" text:ref-name="__RefNumPara__4009_1271708128">2</text:bookmark-ref></text:span><text:span text:style-name="T113"><text:s text:c="2"/></text:span><text:span text:style-name="T125"><text:bookmark-ref text:reference-format="text" text:ref-name="__RefNumPara__4009_1271708128">Perform installation</text:bookmark-ref></text:span><text:span text:style-name="T116">.</text:span></text:p>
      <text:p text:style-name="P20"/>
      <text:p text:style-name="P20"/>
      <text:list xml:id="list4065657283" text:style-name="L1">
        <text:list-item>
          <text:p text:style-name="P84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7"><draw:control text:anchor-type="as-char" draw:z-index="9" draw:name="Vorm3_0" draw:style-name="gr1" draw:text-style-name="P8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7"><draw:control text:anchor-type="as-char" draw:z-index="14" draw:name="Vorm3_ 1" draw:style-name="gr1" draw:text-style-name="P8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4"><text:span text:style-name="User_20_Entry"><text:span text:style-name="T69">Login any additional </text:span></text:span><text:span text:style-name="Definition"><text:span text:style-name="T211">USER</text:span></text:span><text:span text:style-name="User_20_Entry"><text:span text:style-name="T74">s</text:span></text:span><text:span text:style-name="User_20_Entry"><text:span text:style-name="T78"> </text:span></text:span><text:span text:style-name="User_20_Entry"><text:span text:style-name="T6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2" draw:name="Vorm4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8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1"><text:span text:style-name="User_20_Entry"><text:span text:style-name="T8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3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15" draw:name="Vorm 3" draw:style-name="gr1" draw:text-style-name="P8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92406371244684" text:continue-numbering="true" text:style-name="L1">
        <text:list-item>
          <text:p text:style-name="P85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8"><draw:control text:anchor-type="as-char" draw:z-index="4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32">Boot the computer from</text:span><text:span text:style-name="T136"><text:note text:id="ftn4" text:note-class="footnote"><text:note-citation>1</text:note-citation><text:note-body><text:p text:style-name="P75"><text:span text:style-name="T82">Boot menu/Setup via one of the </text:span><text:span text:style-name="T83">f</text:span><text:span text:style-name="T82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32"> an</text:span><text:span text:style-name="T134"> </text:span><text:span text:style-name="Strong_20_Emphasis"><text:span text:style-name="T107"><text:user-field-get text:name="Distro">Ubuntu</text:user-field-get></text:span></text:span><text:span text:style-name="T135"><text:s/></text:span><text:span text:style-name="T108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7">From a Live USB stick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7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32"> USB stick</text:span><text:span text:style-name="T62"><text:note text:id="ftn6" text:note-class="footnote"><text:note-citation>3</text:note-citation><text:note-body><text:p text:style-name="P74"><text:span text:style-name="Strong_20_Emphasis"><text:span text:style-name="T7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71">,</text:span></text:span><text:span text:style-name="Strong_20_Emphasis"><text:span text:style-name="T70"> click </text:span></text:span><text:span text:style-name="Strong_20_Emphasis"><text:span text:style-name="T72">consecutively </text:span></text:span><text:span text:style-name="Strong_20_Emphasis"><text:span text:style-name="T75">Download</text:span></text:span><text:span text:style-name="Strong_20_Emphasis"><text:span text:style-name="T72"> &gt; <text:line-break/></text:span></text:span><text:span text:style-name="Strong_20_Emphasis"><text:span text:style-name="T75">Get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&gt; </text:span></text:span><text:span text:style-name="Strong_20_Emphasis"><text:span text:style-name="T77">Download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</text:span></text:span><text:span text:style-name="Strong_20_Emphasis"><text:span text:style-name="T76"><text:user-field-get text:name="Version">22.04</text:user-field-get></text:span></text:span><text:span text:style-name="Strong_20_Emphasis"><text:span text:style-name="T76">...</text:span></text:span></text:p><text:p text:style-name="P73"><text:span text:style-name="Strong_20_Emphasis"><text:span text:style-name="T70"><text:tab/></text:span></text:span><text:span text:style-name="Strong_20_Emphasis"><text:span text:style-name="T81">The next steps are described in </text:span></text:span><text:span text:style-name="Strong_20_Emphasis"><text:span text:style-name="T79">Linux informati</text:span></text:span><text:span text:style-name="Strong_20_Emphasis"><text:span text:style-name="T80">on</text:span></text:span><text:span text:style-name="Strong_20_Emphasis"><text:span text:style-name="T8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81">, under </text:span></text:span><text:span text:style-name="Strong_20_Emphasis"><text:span text:style-name="T79">Linux</text:span></text:span><text:span text:style-name="Strong_20_Emphasis"><text:span text:style-name="T81">.</text:span></text:span></text:p></text:note-body></text:note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6"/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89">Follow the instructions on the </text:span></text:span><text:span text:style-name="Strong_20_Emphasis"><text:span text:style-name="T90">installation </text:span></text:span><text:span text:style-name="Strong_20_Emphasis"><text:span text:style-name="T89">screen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1" draw:name="Vorm 1" draw:style-name="gr1" draw:text-style-name="P88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8">At</text:span><text:span text:style-name="T147"> </text:span><text:span text:style-name="Strong_20_Emphasis"><text:span text:style-name="T152">Profile setup</text:span></text:span><text:span text:style-name="Strong_20_Emphasis"><text:span text:style-name="T145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4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 </text:span></text:span><text:span text:style-name="Strong_20_Emphasis"><text:span text:style-name="T161">and</text:span></text:span><text:span text:style-name="Strong_20_Emphasis"><text:span text:style-name="T159"><text:line-break/></text:span></text:span><text:span text:style-name="Strong_20_Emphasis"><text:span text:style-name="T146">enter a </text:span></text:span><text:span text:style-name="Strong_20_Emphasis"><text:span text:style-name="T149">password</text:span></text:span><text:span text:style-name="Strong_20_Emphasis"><text:span text:style-name="T146"> twice</text:span></text:span><text:span text:style-name="Strong_20_Emphasis"><text:span text:style-name="T158">.</text:span></text:span></text:p>
          </table:table-cell>
        </table:table-row>
      </table:table>
      <text:p text:style-name="P40"><text:span text:style-name="Strong_20_Emphasis"><text:span text:style-name="T50"/></text:span></text:p>
      <text:list xml:id="list92406483782249" text:continue-numbering="true" text:style-name="L1">
        <text:list-item>
          <text:p text:style-name="P83"><text:span text:style-name="Strong_20_Emphasis"><text:span text:style-name="T60">Finish installation</text:span></text:span></text:p>
        </text:list-item>
      </text:list>
      <text:p text:style-name="P4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5" draw:name="Vorm24" draw:style-name="gr1" draw:text-style-name="P8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68"><draw:control text:anchor-type="as-char" draw:z-index="21" draw:name="Vorm4_ 1" draw:style-name="gr1" draw:text-style-name="P88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8"><text:span text:style-name="Strong_20_Emphasis"><text:span text:style-name="T94">Add any additional </text:span></text:span><text:span text:style-name="Strong_20_Emphasis"><text:span text:style-name="T96">user</text:span></text:span><text:span text:style-name="Strong_20_Emphasis"><text:span text:style-name="T94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useradd --create-home --comm<text:span text:style-name="T220">e</text:span>n<text:span text:style-name="T220">t</text:span> <text:span text:style-name="T143">'</text:span><text:span text:style-name="T144">user</text:span><text:span text:style-name="T143">' [--groups adm,sudo] </text:span><text:span text:style-name="T144">username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4"><text:span text:style-name="Strong_20_Emphasis"><text:span text:style-name="T68"><draw:control text:anchor-type="as-char" draw:z-index="22" draw:name="Vorm4_ 2" draw:style-name="gr1" draw:text-style-name="P88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<text:span text:style-name="User_20_Entry"><text:span text:style-name="T8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<text:span text:style-name="User_20_Entry"><text:span text:style-name="T8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5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8"><draw:control text:anchor-type="as-char" draw:z-index="7" draw:name="Vorm4_1" draw:style-name="gr1" draw:text-style-name="P88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8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1"><text:span text:style-name="User_20_Entry"><text:span text:style-name="T8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5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6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6" draw:name="Vorm37" draw:style-name="gr1" draw:text-style-name="P88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8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1"> <text:s/>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41"><text:span text:style-name="Strong_20_Emphasis"><text:span text:style-name="T22"><text:tab/></text:span></text:span></text:p>
      <text:p text:style-name="P42"><text:span text:style-name="Strong_20_Emphasis"><text:span text:style-name="T34"/></text:span></text:p>
      <text:p text:style-name="P43"><text:span text:style-name="Strong_20_Emphasis"><text:span text:style-name="T31"/></text:span></text:p>
      <text:list xml:id="list92407175725612" text:continue-numbering="true" text:style-name="L1">
        <text:list-item>
          <text:p text:style-name="P86"><text:span text:style-name="Strong_20_Emphasis"><text:span text:style-name="T15">P</text:span></text:span><text:span text:style-name="Strong_20_Emphasis"><text:span text:style-name="T150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8" draw:name="Vorm40_0" draw:style-name="gr1" draw:text-style-name="P88" svg:width="0.35cm" svg:height="0.35cm" draw:control="control7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2" draw:name="Vorm40_ 1" draw:style-name="gr1" draw:text-style-name="P88" svg:width="0.35cm" svg:height="0.35cm" draw:control="control11"/></text:span></text:span></text:p>
          </table:table-cell>
          <table:table-cell table:style-name="Tabel2.D1" office:value-type="string">
            <text:p text:style-name="P1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5"><text:span text:style-name="User_20_Entry"><text:span text:style-name="T85">Login any additional </text:span></text:span><text:span text:style-name="Definition"><text:span text:style-name="T210">USER</text:span></text:span><text:span text:style-name="User_20_Entry"><text:span text:style-name="T84">s </text:span></text:span><text:span text:style-name="User_20_Entry"><text:span text:style-name="T85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0" draw:name="Vorm40_2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3" draw:name="Vorm40_ 2" draw:style-name="gr1" draw:text-style-name="P88" svg:width="0.35cm" svg:height="0.35cm" draw:control="control12"/></text:span></text:span></text:p>
          </table:table-cell>
          <table:table-cell table:style-name="Tabel2.D3" office:value-type="string">
            <text:p text:style-name="P18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25"/>
      <text:p text:style-name="P26"/>
      <text:p text:style-name="P35"><text:span text:style-name="T141">End of checklist,</text:span><text:span text:style-name="T142"> </text:span><text:span text:style-name="Strong_20_Emphasis"><text:span text:style-name="T105"><text:user-field-get text:name="Distro">Ubuntu</text:user-field-get></text:span></text:span><text:span text:style-name="T140"><text:s/></text:span><text:span text:style-name="T138"><text:user-field-get text:name="Version">22.04</text:user-field-get></text:span><text:span text:style-name="T138"><text:s/></text:span><text:span text:style-name="T139">LTS</text:span><text:span text:style-name="Strong_20_Emphasis"><text:span text:style-name="T106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41">installation is complete.</text:span></text:p>
      <text:p text:style-name="P12"/>
      <text:p text:style-name="P7"><text:span text:style-name="Emphasis"><text:span text:style-name="T235">Written</text:span></text:span><text:span text:style-name="Emphasis"><text:span text:style-name="T236"> </text:span></text:span><text:span text:style-name="Emphasis"><text:span text:style-name="T235">by</text:span></text:span><text:span text:style-name="Emphasis"><text:span text:style-name="T23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37">.</text:span></text:span></text:p>
      <text:p text:style-name="P87"><text:span text:style-name="Emphasis"><text:span text:style-name="T233">C</text:span></text:span><text:span text:style-name="Emphasis"><text:span text:style-name="T234">C0</text:span></text:span><text:span text:style-name="Emphasis"><text:span text:style-name="T237"> 1.0 </text:span></text:span><text:span text:style-name="Emphasis"><text:span text:style-name="T238">Universal</text:span></text:span><text:span text:style-name="Emphasis"><text:span text:style-name="T232"> </text:span></text:span><text:span text:style-name="Emphasis"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16T09:24:05.248893066">16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4:05.078258321</dc:date>
    <meta:keyword>Installatie</meta:keyword>
    <meta:keyword>Checklist</meta:keyword>
    <meta:keyword>Linux</meta:keyword>
    <meta:editing-cycles>6876</meta:editing-cycles>
    <meta:editing-duration>P12DT1H30M4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1" meta:word-count="479" meta:character-count="3036" meta:non-whitespace-character-count="2585"/>
    <meta:user-defined meta:name="Info 1"/>
    <meta:user-defined meta:name="Info 2"/>
    <meta:user-defined meta:name="Info 3"/>
    <meta:user-defined meta:name="Info 4"/>
  </office:meta>
</office:document-meta>
</file>